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fo:color="#a52a2a"/>
    </style:style>
    <style:style style:name="T1" style:family="text">
      <style:text-properties fo:color="#ff0000"/>
    </style:style>
    <style:style style:name="T2" style:family="text">
      <style:text-properties fo:color="#000000"/>
    </style:style>
    <style:style style:name="T3" style:family="text">
      <style:text-properties fo:color="#0000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ttribute Selectors</text:h>
      <text:h text:style-name="Heading_20_2" text:outline-level="2">Style HTML Elements With Specific Attributes</text:h>
      <text:p text:style-name="Text_20_body">It is possible to style HTML elements that have specific attributes or attribute values.</text:p>
      <text:p text:style-name="Horizontal_20_Line"/>
      <text:h text:style-name="Heading_20_2" text:outline-level="2">CSS [attribute] Selector</text:h>
      <text:p text:style-name="Text_20_body">The <text:span text:style-name="Source_20_Text">[attribute]</text:span> selector is used to select elements with a specified attribute.</text:p>
      <text:p text:style-name="Text_20_body">The following example selects all &lt;a&gt; elements with a target attribute:</text:p>
      <text:h text:style-name="Heading_20_3" text:outline-level="3">Example</text:h>
      <text:p text:style-name="P1">a[target] <text:span text:style-name="T2">{</text:span><text:span text:style-name="T1"><text:line-break/>    background-color</text:span><text:span text:style-name="T2">:</text:span><text:span text:style-name="T3"> yellow</text:span><text:span text:style-name="T2">;</text:span><text:span text:style-name="T1"><text:line-break/></text:span><text:span text:style-name="T2">}</text:span> </text:p>
      <text:h text:style-name="Heading_20_2" text:outline-level="2">CSS [attribute="value"] Selector</text:h>
      <text:p text:style-name="Text_20_body">The <text:span text:style-name="Source_20_Text">[attribute="value"]</text:span> selector is used to select elements with a specified attribute and value.</text:p>
      <text:p text:style-name="Text_20_body">The following example selects all &lt;a&gt; elements with a target="_blank" attribute:</text:p>
      <text:h text:style-name="Heading_20_3" text:outline-level="3">Example</text:h>
      <text:p text:style-name="P1">a[target="_blank"] <text:span text:style-name="T2">{</text:span><text:span text:style-name="T1"> <text:line-break/>    background-color</text:span><text:span text:style-name="T2">:</text:span><text:span text:style-name="T3"> yellow</text:span><text:span text:style-name="T2">;</text:span><text:span text:style-name="T1"><text:line-break/></text:span><text:span text:style-name="T2">}</text:span> </text:p>
      <text:h text:style-name="Heading_20_2" text:outline-level="2">CSS [attribute~="value"] Selector</text:h>
      <text:p text:style-name="Text_20_body">The <text:span text:style-name="Source_20_Text">[attribute~="value"]</text:span> selector is used to select elements with an attribute value containing a specified word.</text:p>
      <text:p text:style-name="Text_20_body">The following example selects all elements with a title attribute that contains a space-separated list of words, one of which is "flower":</text:p>
      <text:h text:style-name="Heading_20_3" text:outline-level="3">Example</text:h>
      <text:p text:style-name="P1">[title~="flower"] <text:span text:style-name="T2">{</text:span><text:span text:style-name="T1"><text:line-break/>    border</text:span><text:span text:style-name="T2">:</text:span><text:span text:style-name="T3"> 5px solid yellow</text:span><text:span text:style-name="T2">;</text:span><text:span text:style-name="T1"><text:line-break/></text:span><text:span text:style-name="T2">}</text:span></text:p>
      <text:p text:style-name="Text_20_body">The example above will match elements with title="flower", title="summer flower", and title="flower new", but not title="my-flower" or title="flowers".</text:p>
      <text:p text:style-name="Horizontal_20_Line"/>
      <text:h text:style-name="Heading_20_2" text:outline-level="2"><text:soft-page-break/>CSS [attribute|="value"] Selector</text:h>
      <text:p text:style-name="Text_20_body">The <text:span text:style-name="Source_20_Text">[attribute|="value"]</text:span> selector is used to select elements with the specified attribute starting with the specified value.</text:p>
      <text:p text:style-name="Text_20_body">The following example selects all elements with a class attribute value that begins with "top":</text:p>
      <text:p text:style-name="Text_20_body"><text:span text:style-name="Strong_20_Emphasis">Note:</text:span> The value has to be a whole word, either alone, like class="top", or followed by a hyphen( - ), like class="top-text"! </text:p>
      <text:h text:style-name="Heading_20_3" text:outline-level="3">Example</text:h>
      <text:p text:style-name="P1">[class|="top"] <text:span text:style-name="T2">{</text:span><text:span text:style-name="T1"><text:line-break/>    background</text:span><text:span text:style-name="T2">:</text:span><text:span text:style-name="T3"> yellow</text:span><text:span text:style-name="T2">;</text:span><text:span text:style-name="T1"><text:line-break/></text:span><text:span text:style-name="T2">}</text:span> </text:p>
      <text:h text:style-name="Heading_20_2" text:outline-level="2">CSS [attribute^="value"] Selector</text:h>
      <text:p text:style-name="Text_20_body">The <text:span text:style-name="Source_20_Text">[attribute^="value"]</text:span> selector is used to select elements whose attribute value begins with a specified value.</text:p>
      <text:p text:style-name="Text_20_body">The following example selects all elements with a class attribute value that begins with "top":</text:p>
      <text:p text:style-name="Text_20_body"><text:span text:style-name="Strong_20_Emphasis">Note:</text:span> The value does not have to be a whole word! </text:p>
      <text:h text:style-name="Heading_20_3" text:outline-level="3">Example</text:h>
      <text:p text:style-name="P1">[class^="top"] <text:span text:style-name="T2">{</text:span><text:span text:style-name="T1"><text:line-break/>    background</text:span><text:span text:style-name="T2">:</text:span><text:span text:style-name="T3"> yellow</text:span><text:span text:style-name="T2">;</text:span><text:span text:style-name="T1"><text:line-break/></text:span><text:span text:style-name="T2">}</text:span> </text:p>
      <text:h text:style-name="Heading_20_2" text:outline-level="2">CSS [attribute$="value"] Selector</text:h>
      <text:p text:style-name="Text_20_body">The <text:span text:style-name="Source_20_Text">[attribute$="value"]</text:span> selector is used to select elements whose attribute value ends with a specified value.</text:p>
      <text:p text:style-name="Text_20_body">The following example selects all elements with a class attribute value that ends with "test":</text:p>
      <text:p text:style-name="Text_20_body"><text:span text:style-name="Strong_20_Emphasis">Note:</text:span> The value does not have to be a whole word!  </text:p>
      <text:h text:style-name="Heading_20_3" text:outline-level="3">Example</text:h>
      <text:p text:style-name="P1">[class$="test"] <text:span text:style-name="T2">{</text:span><text:span text:style-name="T1"><text:line-break/>    background</text:span><text:span text:style-name="T2">:</text:span><text:span text:style-name="T3"> yellow</text:span><text:span text:style-name="T2">;</text:span><text:span text:style-name="T1"><text:line-break/></text:span><text:span text:style-name="T2">}</text:span></text:p>
      <text:h text:style-name="Heading_20_2" text:outline-level="2">CSS [attribute*="value"] Selector</text:h>
      <text:p text:style-name="Text_20_body">The <text:span text:style-name="Source_20_Text">[attribute*="value"]</text:span> selector is used to select elements whose attribute value contains a specified value.</text:p>
      <text:p text:style-name="Text_20_body">The following example selects all elements with a class attribute value that contains "te":</text:p>
      <text:p text:style-name="Text_20_body"><text:soft-page-break/><text:span text:style-name="Strong_20_Emphasis">Note:</text:span> The value does not have to be a whole word!  </text:p>
      <text:h text:style-name="Heading_20_3" text:outline-level="3">Example</text:h>
      <text:p text:style-name="P1">[class*="te"] <text:span text:style-name="T2">{</text:span><text:span text:style-name="T1"><text:line-break/>    background</text:span><text:span text:style-name="T2">:</text:span><text:span text:style-name="T3"> yellow</text:span><text:span text:style-name="T2">;</text:span><text:span text:style-name="T1"><text:line-break/></text:span><text:span text:style-name="T2">}</text:span></text:p>
      <text:h text:style-name="Heading_20_2" text:outline-level="2">Styling Forms</text:h>
      <text:p text:style-name="Text_20_body">The attribute selectors can be useful for styling forms without class or ID:</text:p>
      <text:h text:style-name="Heading_20_3" text:outline-level="3">Example</text:h>
      <text:p text:style-name="P1">input[type="text"] <text:span text:style-name="T2">{</text:span><text:span text:style-name="T1"><text:line-break/>    width</text:span><text:span text:style-name="T2">:</text:span><text:span text:style-name="T3"> 150px</text:span><text:span text:style-name="T2">;</text:span><text:span text:style-name="T1"><text:line-break/>    display</text:span><text:span text:style-name="T2">:</text:span><text:span text:style-name="T3"> block</text:span><text:span text:style-name="T2">;</text:span><text:span text:style-name="T1"><text:line-break/>    margin-bottom</text:span><text:span text:style-name="T2">:</text:span><text:span text:style-name="T3"> 10px</text:span><text:span text:style-name="T2">;</text:span><text:span text:style-name="T1"><text:line-break/>    background-color</text:span><text:span text:style-name="T2">:</text:span><text:span text:style-name="T3"> yellow</text:span><text:span text:style-name="T2">;</text:span><text:span text:style-name="T1"><text:line-break/></text:span><text:span text:style-name="T2">}</text:span><text:line-break/><text:line-break/>input[type="button"] <text:span text:style-name="T2">{</text:span><text:span text:style-name="T1"><text:line-break/>    width</text:span><text:span text:style-name="T2">:</text:span><text:span text:style-name="T3"> 120px</text:span><text:span text:style-name="T2">;</text:span><text:span text:style-name="T1"><text:line-break/>    margin-left</text:span><text:span text:style-name="T2">:</text:span><text:span text:style-name="T3"> 35px</text:span><text:span text:style-name="T2">;</text:span><text:span text:style-name="T1"><text:line-break/>    display</text:span><text:span text:style-name="T2">:</text:span><text:span text:style-name="T3"> block</text:span><text:span text:style-name="T2">;</text:span><text:span text:style-name="T1"><text:line-break/></text:span><text:span text:style-name="T2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7:32:28.249654573</meta:creation-date>
    <dc:date>2016-05-01T17:40:25.346739240</dc:date>
    <meta:editing-duration>PT7M55S</meta:editing-duration>
    <meta:editing-cycles>8</meta:editing-cycles>
    <meta:generator>LibreOffice/5.1.1.3$Linux_x86 LibreOffice_project/89f508ef3ecebd2cfb8e1def0f0ba9a803b88a6d</meta:generator>
    <meta:document-statistic meta:table-count="0" meta:image-count="0" meta:object-count="0" meta:page-count="3" meta:paragraph-count="47" meta:word-count="405" meta:character-count="2877" meta:non-whitespace-character-count="2451"/>
  </office:meta>
</office:document-meta>
</file>